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>
            <text:p>Call #</text:p>
          </table:table-cell>
          <table:table-cell table:style-name="ce1" office:value-type="string">
            <text:p>IntNum</text:p>
          </table:table-cell>
          <table:table-cell table:style-name="ce1" office:value-type="string">
            <text:p>AXVal</text:p>
          </table:table-cell>
          <table:table-cell table:style-name="ce1" office:value-type="string">
            <text:p>BX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X Return</text:p>
          </table:table-cell>
          <table:table-cell table:style-name="ce1" office:value-type="string">
            <text:p>Flags Retur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x0013</text:p>
          </table:table-cell>
          <table:table-cell office:value-type="string">
            <text:p>0x0000</text:p>
          </table:table-cell>
          <table:table-cell office:value-type="string">
            <text:p>0x0078</text:p>
          </table:table-cell>
          <table:table-cell table:number-columns-repeated="2" office:value-type="string">
            <text:p>0x0000</text:p>
          </table:table-cell>
          <table:table-cell office:value-type="string">
            <text:p>0x7c7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5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7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9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b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x0012</text:p>
          </table:table-cell>
          <table:table-cell office:value-type="string">
            <text:p>0x0000</text:p>
          </table:table-cell>
          <table:table-cell office:value-type="string">
            <text:p>0x0021</text:p>
          </table:table-cell>
          <table:table-cell office:value-type="string">
            <text:p>0x0000</text:p>
          </table:table-cell>
          <table:table-cell office:value-type="string">
            <text:p>0x0070</text:p>
          </table:table-cell>
          <table:table-cell office:value-type="string">
            <text:p>0x01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00</text:p>
          </table:table-cell>
          <table:table-cell office:value-type="string">
            <text:p>0x9f9f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9f9f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00</text:p>
          </table:table-cell>
          <table:table-cell office:value-type="string">
            <text:p>0x9f9f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9f9f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0x0010</text:p>
          </table:table-cell>
          <table:table-cell office:value-type="string">
            <text:p>0x0e53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0x0010</text:p>
          </table:table-cell>
          <table:table-cell office:value-type="string">
            <text:p>0x0e74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0x0010</text:p>
          </table:table-cell>
          <table:table-cell office:value-type="string">
            <text:p>0x0e61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0x0010</text:p>
          </table:table-cell>
          <table:table-cell office:value-type="string">
            <text:p>0x0e72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0x0010</text:p>
          </table:table-cell>
          <table:table-cell office:value-type="string">
            <text:p>0x0e74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0x0010</text:p>
          </table:table-cell>
          <table:table-cell office:value-type="string">
            <text:p>0x0e69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0x0010</text:p>
          </table:table-cell>
          <table:table-cell office:value-type="string">
            <text:p>0x0e6e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0x0010</text:p>
          </table:table-cell>
          <table:table-cell office:value-type="string">
            <text:p>0x0e67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0x0010</text:p>
          </table:table-cell>
          <table:table-cell office:value-type="string">
            <text:p>0x0e20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0x0010</text:p>
          </table:table-cell>
          <table:table-cell office:value-type="string">
            <text:p>0x0e4d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0x0010</text:p>
          </table:table-cell>
          <table:table-cell office:value-type="string">
            <text:p>0x0e53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0x0010</text:p>
          </table:table-cell>
          <table:table-cell office:value-type="string">
            <text:p>0x0e2d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0x0010</text:p>
          </table:table-cell>
          <table:table-cell office:value-type="string">
            <text:p>0x0e44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0x0010</text:p>
          </table:table-cell>
          <table:table-cell office:value-type="string">
            <text:p>0x0e4f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0x0010</text:p>
          </table:table-cell>
          <table:table-cell office:value-type="string">
            <text:p>0x0e53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0x0010</text:p>
          </table:table-cell>
          <table:table-cell office:value-type="string">
            <text:p>0x0e2e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0x0010</text:p>
          </table:table-cell>
          <table:table-cell office:value-type="string">
            <text:p>0x0e2e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0x0010</text:p>
          </table:table-cell>
          <table:table-cell office:value-type="string">
            <text:p>0x0e2e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0x0010</text:p>
          </table:table-cell>
          <table:table-cell office:value-type="string">
            <text:p>0x0e0d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0x0010</text:p>
          </table:table-cell>
          <table:table-cell office:value-type="string">
            <text:p>0x0e0a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0x0010</text:p>
          </table:table-cell>
          <table:table-cell office:value-type="string">
            <text:p>0x0e0a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0x0011</text:p>
          </table:table-cell>
          <table:table-cell office:value-type="string">
            <text:p>0xf000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7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0x0015</text:p>
          </table:table-cell>
          <table:table-cell office:value-type="string">
            <text:p>0xc000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d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0x0014</text:p>
          </table:table-cell>
          <table:table-cell office:value-type="string">
            <text:p>0x00a3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0x0014</text:p>
          </table:table-cell>
          <table:table-cell office:value-type="string">
            <text:p>0x00a3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0x0014</text:p>
          </table:table-cell>
          <table:table-cell office:value-type="string">
            <text:p>0x00a3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0x0014</text:p>
          </table:table-cell>
          <table:table-cell office:value-type="string">
            <text:p>0x00a3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0x0017</text:p>
          </table:table-cell>
          <table:table-cell office:value-type="string">
            <text:p>0x0102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0x0017</text:p>
          </table:table-cell>
          <table:table-cell office:value-type="string">
            <text:p>0x0101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0x0017</text:p>
          </table:table-cell>
          <table:table-cell office:value-type="string">
            <text:p>0x0100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0x0012</text:p>
          </table:table-cell>
          <table:table-cell office:value-type="string">
            <text:p>0x0008</text:p>
          </table:table-cell>
          <table:table-cell office:value-type="string">
            <text:p>0x06f4</text:p>
          </table:table-cell>
          <table:table-cell office:value-type="string">
            <text:p>0x0000</text:p>
          </table:table-cell>
          <table:table-cell office:value-type="string">
            <text:p>0x0070</text:p>
          </table:table-cell>
          <table:table-cell office:value-type="string">
            <text:p>0x19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0x001a</text:p>
          </table:table-cell>
          <table:table-cell office:value-type="string">
            <text:p>0x0200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23fa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0x001a</text:p>
          </table:table-cell>
          <table:table-cell office:value-type="string">
            <text:p>0x0006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153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0x001a</text:p>
          </table:table-cell>
          <table:table-cell office:value-type="string">
            <text:p>0x0406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154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0x0013</text:p>
          </table:table-cell>
          <table:table-cell office:value-type="string">
            <text:p>0x0800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1a7e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0x0013</text:p>
          </table:table-cell>
          <table:table-cell office:value-type="string">
            <text:p>0x0800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1abf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0x0013</text:p>
          </table:table-cell>
          <table:table-cell office:value-type="string">
            <text:p>0x1500</text:p>
          </table:table-cell>
          <table:table-cell office:value-type="string">
            <text:p>0x0004</text:p>
          </table:table-cell>
          <table:table-cell table:number-columns-repeated="2" office:value-type="string">
            <text:p>0x0070</text:p>
          </table:table-cell>
          <table:table-cell office:value-type="string">
            <text:p>0x1af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0x0015</text:p>
          </table:table-cell>
          <table:table-cell office:value-type="string">
            <text:p>0x4101</text:p>
          </table:table-cell>
          <table:table-cell office:value-type="string">
            <text:p>0x5401</text:p>
          </table:table-cell>
          <table:table-cell table:number-columns-repeated="2" office:value-type="string">
            <text:p>0x0070</text:p>
          </table:table-cell>
          <table:table-cell office:value-type="string">
            <text:p>0x1ce3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14e</text:p>
          </table:table-cell>
          <table:table-cell office:value-type="string">
            <text:p>0x0070</text:p>
          </table:table-cell>
          <table:table-cell office:value-type="string">
            <text:p>0x02cc</text:p>
          </table:table-cell>
          <table:table-cell office:value-type="string">
            <text:p>0x07a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0x001a</text:p>
          </table:table-cell>
          <table:table-cell office:value-type="string">
            <text:p>0x0001</text:p>
          </table:table-cell>
          <table:table-cell office:value-type="string">
            <text:p>0x014e</text:p>
          </table:table-cell>
          <table:table-cell office:value-type="string">
            <text:p>0x0070</text:p>
          </table:table-cell>
          <table:table-cell office:value-type="string">
            <text:p>0x02cc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00</text:p>
          </table:table-cell>
          <table:table-cell office:value-type="string">
            <text:p>0x9f80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9f8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00</text:p>
          </table:table-cell>
          <table:table-cell office:value-type="string">
            <text:p>0x0070</text:p>
          </table:table-cell>
          <table:table-cell office:value-type="string">
            <text:p>0x02cc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0x0013</text:p>
          </table:table-cell>
          <table:table-cell office:value-type="string">
            <text:p>0x0211</text:p>
          </table:table-cell>
          <table:table-cell office:value-type="string">
            <text:p>0x00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0x0013</text:p>
          </table:table-cell>
          <table:table-cell office:value-type="string">
            <text:p>0x0212</text:p>
          </table:table-cell>
          <table:table-cell office:value-type="string">
            <text:p>0x22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0x0013</text:p>
          </table:table-cell>
          <table:table-cell office:value-type="string">
            <text:p>0x0212</text:p>
          </table:table-cell>
          <table:table-cell office:value-type="string">
            <text:p>0x46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0x0013</text:p>
          </table:table-cell>
          <table:table-cell office:value-type="string">
            <text:p>0x0212</text:p>
          </table:table-cell>
          <table:table-cell office:value-type="string">
            <text:p>0x6a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0x0013</text:p>
          </table:table-cell>
          <table:table-cell office:value-type="string">
            <text:p>0x0204</text:p>
          </table:table-cell>
          <table:table-cell office:value-type="string">
            <text:p>0x8e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9600</text:p>
          </table:table-cell>
          <table:table-cell office:value-type="string">
            <text:p>0x0070</text:p>
          </table:table-cell>
          <table:table-cell office:value-type="string">
            <text:p>0x02cc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0x0015</text:p>
          </table:table-cell>
          <table:table-cell office:value-type="string">
            <text:p>0xc009</text:p>
          </table:table-cell>
          <table:table-cell office:value-type="string">
            <text:p>0x0007</text:p>
          </table:table-cell>
          <table:table-cell office:value-type="string">
            <text:p>0x0070</text:p>
          </table:table-cell>
          <table:table-cell office:value-type="string">
            <text:p>0x0473</text:p>
          </table:table-cell>
          <table:table-cell office:value-type="string">
            <text:p>0x0414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0x0015</text:p>
          </table:table-cell>
          <table:table-cell office:value-type="string">
            <text:p>0x880e</text:p>
          </table:table-cell>
          <table:table-cell office:value-type="string">
            <text:p>0xf01d</text:p>
          </table:table-cell>
          <table:table-cell office:value-type="string">
            <text:p>0x010e</text:p>
          </table:table-cell>
          <table:table-cell office:value-type="string">
            <text:p>0x8e81</text:p>
          </table:table-cell>
          <table:table-cell office:value-type="string">
            <text:p>0x05d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0x0015</text:p>
          </table:table-cell>
          <table:table-cell office:value-type="string">
            <text:p>0x8796</text:p>
          </table:table-cell>
          <table:table-cell office:value-type="string">
            <text:p>0xf01d</text:p>
          </table:table-cell>
          <table:table-cell table:number-columns-repeated="2" office:value-type="string">
            <text:p>0x8e81</text:p>
          </table:table-cell>
          <table:table-cell office:value-type="string">
            <text:p>0x0ce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0x0021</text:p>
          </table:table-cell>
          <table:table-cell office:value-type="string">
            <text:p>0x5000</text:p>
          </table:table-cell>
          <table:table-cell table:number-columns-repeated="2"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6b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0x0021</text:p>
          </table:table-cell>
          <table:table-cell office:value-type="string">
            <text:p>0x2524</text:p>
          </table:table-cell>
          <table:table-cell table:number-columns-repeated="2"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6c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0x002a</text:p>
          </table:table-cell>
          <table:table-cell office:value-type="string">
            <text:p>0x8224</text:p>
          </table:table-cell>
          <table:table-cell office:value-type="string">
            <text:p>0x004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0x0021</text:p>
          </table:table-cell>
          <table:table-cell office:value-type="string">
            <text:p>0x0e24</text:p>
          </table:table-cell>
          <table:table-cell table:number-columns-repeated="2"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6dd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0x002a</text:p>
          </table:table-cell>
          <table:table-cell office:value-type="string">
            <text:p>0x8224</text:p>
          </table:table-cell>
          <table:table-cell office:value-type="string">
            <text:p>0x001c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0x0021</text:p>
          </table:table-cell>
          <table:table-cell office:value-type="string">
            <text:p>0x48d7</text:p>
          </table:table-cell>
          <table:table-cell office:value-type="string">
            <text:p>0xffff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9a7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0x002a</text:p>
          </table:table-cell>
          <table:table-cell office:value-type="string">
            <text:p>0x82d7</text:p>
          </table:table-cell>
          <table:table-cell office:value-type="string">
            <text:p>0x0090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0x0021</text:p>
          </table:table-cell>
          <table:table-cell office:value-type="string">
            <text:p>0x4808</text:p>
          </table:table-cell>
          <table:table-cell office:value-type="string">
            <text:p>0x9d76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9ab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0x002a</text:p>
          </table:table-cell>
          <table:table-cell office:value-type="string">
            <text:p>0x8208</text:p>
          </table:table-cell>
          <table:table-cell office:value-type="string">
            <text:p>0x0090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9d76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c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35a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14e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7a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0x001a</text:p>
          </table:table-cell>
          <table:table-cell office:value-type="string">
            <text:p>0x0001</text:p>
          </table:table-cell>
          <table:table-cell office:value-type="string">
            <text:p>0x014e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0x0021</text:p>
          </table:table-cell>
          <table:table-cell office:value-type="string">
            <text:p>0x3e03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c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0x002a</text:p>
          </table:table-cell>
          <table:table-cell office:value-type="string">
            <text:p>0x8203</text:p>
          </table:table-cell>
          <table:table-cell office:value-type="string">
            <text:p>0x007c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d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35a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e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fa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35a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c0f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table:number-columns-repeated="2" office:value-type="string">
            <text:p>0x8e81</text:p>
          </table:table-cell>
          <table:table-cell office:value-type="string">
            <text:p>0x377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8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0x0021</text:p>
          </table:table-cell>
          <table:table-cell office:value-type="string">
            <text:p>0x4940</text:p>
          </table:table-cell>
          <table:table-cell office:value-type="string">
            <text:p>0x9d76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074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0x002a</text:p>
          </table:table-cell>
          <table:table-cell office:value-type="string">
            <text:p>0x8240</text:p>
          </table:table-cell>
          <table:table-cell office:value-type="string">
            <text:p>0x0092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0x0021</text:p>
          </table:table-cell>
          <table:table-cell office:value-type="string">
            <text:p>0x3700</text:p>
          </table:table-cell>
          <table:table-cell office:value-type="string">
            <text:p>0x9d76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22f4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6e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9d76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230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35a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0x0015</text:p>
          </table:table-cell>
          <table:table-cell office:value-type="string">
            <text:p>0x4f8f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99f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0x0015</text:p>
          </table:table-cell>
          <table:table-cell office:value-type="string">
            <text:p>0x9102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9ce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0x0021</text:p>
          </table:table-cell>
          <table:table-cell office:value-type="string">
            <text:p>0x4202</text:p>
          </table:table-cell>
          <table:table-cell office:value-type="string">
            <text:p>0x0003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231b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0x002a</text:p>
          </table:table-cell>
          <table:table-cell office:value-type="string">
            <text:p>0x8202</text:p>
          </table:table-cell>
          <table:table-cell office:value-type="string">
            <text:p>0x0084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0x0021</text:p>
          </table:table-cell>
          <table:table-cell office:value-type="string">
            <text:p>0x4200</text:p>
          </table:table-cell>
          <table:table-cell office:value-type="string">
            <text:p>0x0003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232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84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0x0021</text:p>
          </table:table-cell>
          <table:table-cell office:value-type="string">
            <text:p>0x3f18</text:p>
          </table:table-cell>
          <table:table-cell office:value-type="string">
            <text:p>0x0003</text:p>
          </table:table-cell>
          <table:table-cell office:value-type="string">
            <text:p>0x8d7d</text:p>
          </table:table-cell>
          <table:table-cell office:value-type="string">
            <text:p>0x8e81</text:p>
          </table:table-cell>
          <table:table-cell office:value-type="string">
            <text:p>0x235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0x002a</text:p>
          </table:table-cell>
          <table:table-cell office:value-type="string">
            <text:p>0x8218</text:p>
          </table:table-cell>
          <table:table-cell office:value-type="string">
            <text:p>0x007e</text:p>
          </table:table-cell>
          <table:table-cell office:value-type="string">
            <text:p>0x8d7d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0x0021</text:p>
          </table:table-cell>
          <table:table-cell office:value-type="string">
            <text:p>0x3e79</text:p>
          </table:table-cell>
          <table:table-cell office:value-type="string">
            <text:p>0x0003</text:p>
          </table:table-cell>
          <table:table-cell office:value-type="string">
            <text:p>0x8d7d</text:p>
          </table:table-cell>
          <table:table-cell office:value-type="string">
            <text:p>0x8e81</text:p>
          </table:table-cell>
          <table:table-cell office:value-type="string">
            <text:p>0x237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0x002a</text:p>
          </table:table-cell>
          <table:table-cell office:value-type="string">
            <text:p>0x8279</text:p>
          </table:table-cell>
          <table:table-cell office:value-type="string">
            <text:p>0x007c</text:p>
          </table:table-cell>
          <table:table-cell office:value-type="string">
            <text:p>0x8d7d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:Sheet1.I1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19:0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Register</meta:initial-creator>
    <meta:creation-date>2013-02-21T10:13:46</meta:creation-date>
    <dc:date>2013-02-25T19:02:06</dc:date>
    <dc:creator>Chris Register</dc:creator>
    <meta:editing-duration>PT11H53M48S</meta:editing-duration>
    <meta:editing-cycles>8</meta:editing-cycles>
    <meta:generator>LibreOffice/3.3$Linux LibreOffice_project/330m19$Build-401</meta:generator>
    <meta:document-statistic meta:table-count="3" meta:cell-count="2916" meta:object-count="0"/>
  </office:meta>
</office:document-meta>
</file>